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5dc2" officeooo:paragraph-rsid="000c5dc2"/>
    </style:style>
    <style:style style:name="P2" style:family="paragraph" style:parent-style-name="Text_20_body">
      <style:paragraph-properties fo:text-align="center" style:justify-single-word="false"/>
      <style:text-properties officeooo:rsid="0015ff87" officeooo:paragraph-rsid="0015ff87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5ff87" officeooo:paragraph-rsid="0015ff87" style:font-size-asian="11pt" style:font-size-complex="11pt"/>
    </style:style>
    <style:style style:name="P4" style:family="paragraph" style:parent-style-name="Title">
      <style:text-properties officeooo:rsid="0015ff87" officeooo:paragraph-rsid="0015ff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ciplining Children</text:p>
      <text:p text:style-name="P2">On the Recourse of Action to Keep a Child from Straying</text:p>
      <text:p text:style-name="P1"/>
      <text:p text:style-name="P3">Children are not able to be beaten into submission, and are less likely to response to threats of violence that an adult.</text:p>
      <text:p text:style-name="P3">Children are not capable of understanding complex implications over a long period of time.</text:p>
      <text:p text:style-name="P3">Children are not the ones doing the punishment unless they’re made to be the ones doing the punishment.</text:p>
      <text:p text:style-name="P3">Children cannot be expected to discipline themselves until they’ve seen how it’s done by example.</text:p>
      <text:p text:style-name="P3">Children cannot be expected to imitate a parent unless they’ve seen how it’s done by example.</text:p>
      <text:p text:style-name="P3">Children cannot be expected to harm themselves unless they’ve seen how it’s done by example.</text:p>
      <text:p text:style-name="P3">Children cannot be expected to indicate they’re hurting unless they’ve seen how it’s done by example.</text:p>
      <text:p text:style-name="P3">Children cannot be told what to do unless it’s a smart parent who does it.</text:p>
      <text:p text:style-name="P3">Children cannot be told who they are, unless it is over a very, very long time.</text:p>
      <text:p text:style-name="P3">Children cannot be guided to the best versions of themselves, unless they are able to take a long, long time to do it.</text:p>
      <text:p text:style-name="P3">Children are not the problem in most situations of teaching children to be disciplined.</text:p>
      <text:p text:style-name="P3">Children are the only ones who are the problem is situations involving children.</text:p>
      <text:p text:style-name="P3">Children are the only ones who need help in situations they’re involved in.</text:p>
      <text:p text:style-name="P3">Children are the only one who are in need of the authorities, when the authorities are called to a situation with children.</text:p>
      <text:p text:style-name="P3">Children are the only ones who can’t tell the authorities every detail of what happened, but are the only ones the authorities are concerned with telling the truth.</text:p>
      <text:p text:style-name="P3">Children are the only avenue for a person to be made, and need to be disciplined like a person should be disciplined.</text:p>
      <text:p text:style-name="P3">Children are not capable of prolonged attention until the age of maturity, typically about 13 – 17 years of age for Humans.</text:p>
      <text:p text:style-name="P3">Children cannot harm each other and get away with it.</text:p>
      <text:p text:style-name="P3">Children cannot harm themselves without access to harmful items.</text:p>
      <text:p text:style-name="P3">Children cannot make their parents proud without parents that are worth the children.</text:p>
      <text:p text:style-name="P3">Children cannot have a form of discipline used on them that is illegal, nor immoral.</text:p>
      <text:p text:style-name="P3"><text:soft-page-break/>A good form of discipline for a child is time out. <text:s/>The child cannot be made to sit there, but the child does not need to get any attention from not sitting there.</text:p>
      <text:p text:style-name="P3">Allow the child to return <text:s/>to time out, rather than commanding it to return there.</text:p>
      <text:p text:style-name="P3">Children do not respond to commands, but they do respond to disappointment.</text:p>
      <text:p text:style-name="P3">Children need to be made to feel confident they understand what is going <text:s/>on, and so a firm but gentle tone that brooks no argument is the secret to having children that do not run amok.</text:p>
      <text:p text:style-name="P3">As children get older, they are able to understand more and more readily, but the same rule applies: the child needs to be able to understand what is going on, and yelling is a understanding of anger and not of teach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2:40:08.082746288</meta:creation-date>
    <dc:date>2018-04-24T23:35:03.428082129</dc:date>
    <meta:editing-duration>PT10M30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2" meta:paragraph-count="28" meta:word-count="500" meta:character-count="2825" meta:non-whitespace-character-count="2349"/>
  </office:meta>
</office:document-meta>
</file>